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99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112.0"/>
          <table:table-cell office:value-type="float" office:value="2799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14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833.0"/>
          <table:table-cell office:value-type="float" office:value="4568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98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490.0"/>
          <table:table-cell office:value-type="float" office:value="3599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97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26.0"/>
          <table:table-cell office:value-type="float" office:value="2531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39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719.0"/>
          <table:table-cell office:value-type="float" office:value="618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2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79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1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90.0"/>
          <table:table-cell office:value-type="float" office:value="1159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58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607.0"/>
          <table:table-cell office:value-type="float" office:value="3468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5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91.0"/>
          <table:table-cell office:value-type="float" office:value="569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9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433.0"/>
          <table:table-cell office:value-type="float" office:value="1220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